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5a4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5a4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5a4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5a4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5a4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5a4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5a4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5a4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5a4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5a4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5a4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5a4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5a4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5a4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5a4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5a4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5a4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Ybrayana Paola Brusco Medi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17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a Nereida Medina Padro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99572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5.7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4" meta:non-whitespace-character-count="997"/>
    <meta:template xlink:type="simple" xlink:actuate="onRequest" xlink:title="Normal" xlink:href=""/>
  </office:meta>
</office:document-meta>
</file>